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2411f3" officeooo:paragraph-rsid="002411f3" style:font-weight-asian="bold" style:font-weight-complex="bold"/>
    </style:style>
    <style:style style:name="P2" style:family="paragraph" style:parent-style-name="Standard">
      <style:text-properties officeooo:rsid="00228d46" officeooo:paragraph-rsid="00228d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Thêm phương thức nhập xuất trong lớp kiểu các phần tử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2411f3" officeooo:paragraph-rsid="002411f3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KINH NGHIỆM: THÊM CÁC THƯ VIỆN TRONG FILE KHAI BÁO .h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23:22:44.058170096</meta:creation-date>
    <meta:generator>LibreOffice/7.0.2.2$Linux_X86_64 LibreOffice_project/00$Build-2</meta:generator>
    <dc:date>2020-11-28T20:00:49.271026962</dc:date>
    <meta:editing-duration>PT3H47M58S</meta:editing-duration>
    <meta:editing-cycles>11</meta:editing-cycles>
    <meta:document-statistic meta:table-count="0" meta:image-count="0" meta:object-count="0" meta:page-count="1" meta:paragraph-count="2" meta:word-count="22" meta:character-count="107" meta:non-whitespace-character-count="87"/>
  </office:meta>
</office:document-meta>
</file>